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07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visibility="collapse" table:default-cell-style-name="ce1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table:formula="of:=SUM([.B3:.B22])" office:value-type="float" office:value="1030" calcext:value-type="float">
            <text:p>1030</text:p>
          </table:table-cell>
          <table:table-cell office:value-type="string" calcext:value-type="string">
            <text:p>größte bisher</text:p>
          </table:table-cell>
          <table:table-cell office:value-type="string" calcext:value-type="string">
            <text:p>Kleinste bis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zwischensumm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string" calcext:value-type="string">
            <text:p>max</text:p>
          </table:table-cell>
          <table:table-cell table:formula="of:=MAX([.B3:.B22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[.C3]+[.B4]"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in</text:p>
          </table:table-cell>
          <table:table-cell table:formula="of:=MIN([.B3:.B2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C4]+[.B6]"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vg</text:p>
          </table:table-cell>
          <table:table-cell table:formula="of:=AVERAGE([.B3:.B22])"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formula="of:=[.C5]+[.B6]" office:value-type="float" office:value="317" calcext:value-type="float">
            <text:p>317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6]+[.B7]" office:value-type="float" office:value="322" calcext:value-type="float">
            <text:p>32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1]/20" office:value-type="float" office:value="51.5" calcext:value-type="float">
            <text:p>51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C7]+[.B8]" office:value-type="float" office:value="337" calcext:value-type="float">
            <text:p>33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8]+[.B9]" office:value-type="float" office:value="344" calcext:value-type="float">
            <text:p>34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[.C9]+[.B10]" office:value-type="float" office:value="385" calcext:value-type="float">
            <text:p>38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formula="of:=[.C10]+[.B11]" office:value-type="float" office:value="467" calcext:value-type="float">
            <text:p>46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C11]+[.B12]" office:value-type="float" office:value="483" calcext:value-type="float">
            <text:p>483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[.C12]+[.B13]" office:value-type="float" office:value="571" calcext:value-type="float">
            <text:p>57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C13]+[.B14]" office:value-type="float" office:value="603" calcext:value-type="float">
            <text:p>60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[.C14]+[.B15]" office:value-type="float" office:value="639" calcext:value-type="float">
            <text:p>63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C15]+[.B16]" office:value-type="float" office:value="692" calcext:value-type="float">
            <text:p>69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formula="of:=[.C16]+[.B17]" office:value-type="float" office:value="791" calcext:value-type="float">
            <text:p>79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formula="of:=[.C17]+[.B18]" office:value-type="float" office:value="859" calcext:value-type="float">
            <text:p>85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formula="of:=[.C18]+[.B19]" office:value-type="float" office:value="960" calcext:value-type="float">
            <text:p>96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C19]+[.B20]" office:value-type="float" office:value="1008" calcext:value-type="float">
            <text:p>100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C20]+[.B21]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21]+[.B22]" office:value-type="float" office:value="1030" calcext:value-type="float">
            <text:p>103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out of bounds exception</text:p>
          </table:table-cell>
          <table:table-cell table:number-columns-repeated="5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6:49:25.714599030</meta:creation-date>
    <dc:date>2023-12-04T18:29:28.593080348</dc:date>
    <meta:editing-duration>PT14M47S</meta:editing-duration>
    <meta:editing-cycles>1</meta:editing-cycles>
    <meta:document-statistic meta:table-count="1" meta:cell-count="114" meta:object-count="0"/>
    <meta:generator>LibreOffice/7.3.7.2$Linux_X86_64 LibreOffice_project/30$Build-2</meta:generator>
  </office:meta>
</office:document-meta>
</file>